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10 Pitch" svg:font-family="'Courier 10 Pitch'" style:font-pitch="fixed"/>
    <style:font-face style:name="FreeMono" svg:font-family="Free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text-align="center" style:justify-single-word="false"/>
      <style:text-properties style:font-name="DejaVu Sans" fo:font-size="14pt" fo:font-weight="bold"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DejaVu Sans" fo:font-size="24pt" fo:font-weight="bold" style:font-size-asian="24pt" style:font-weight-asian="bold" style:font-size-complex="24pt" style:font-weight-complex="bold"/>
    </style:style>
    <style:style style:name="T1" style:family="text">
      <style:text-properties style:font-name="DejaVu San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5</text:p>
      <text:p text:style-name="P3">Andrew Crowell (05454826)</text:p>
      <text:p text:style-name="P2"/>
      <text:p text:style-name="P2">I tested my tree algorithms on the following example tree:</text:p>
      <text:p text:style-name="P2"/>
      <text:p text:style-name="P1"><text:s text:c="19"/>4</text:p>
      <text:p text:style-name="P1"><text:tab/><text:tab/><text:tab/>/ <text:s/>\</text:p>
      <text:p text:style-name="P1"><text:s text:c="17"/>2 <text:s text:c="2"/>5</text:p>
      <text:p text:style-name="P1"><text:s text:c="16"/>/ \ <text:s text:c="2"/>\</text:p>
      <text:p text:style-name="P1"><text:s text:c="15"/>0 <text:s text:c="2"/>3 <text:s text:c="2"/>6</text:p>
      <text:p text:style-name="P1"><text:s text:c="14"/>/ <text:s text:c="8"/>\</text:p>
      <text:p text:style-name="P1"><text:s text:c="13"/>-2 <text:s text:c="9"/>7</text:p>
      <text:p text:style-name="P2">When I run my program, I get following results:</text:p>
      <text:p text:style-name="P1">4: -2</text:p>
      <text:p text:style-name="P1">3: 0</text:p>
      <text:p text:style-name="P1">2: 2</text:p>
      <text:p text:style-name="P1">3: 3</text:p>
      <text:p text:style-name="P1">1: 4</text:p>
      <text:p text:style-name="P1">2: 5</text:p>
      <text:p text:style-name="P1">3: 6</text:p>
      <text:p text:style-name="P1">4: 7</text:p>
      <text:p text:style-name="P1">Tree height = 4</text:p>
      <text:p text:style-name="P1">Shortest path: 2</text:p>
      <text:p text:style-name="P1">Internal node count: 5</text:p>
      <text:p text:style-name="P1">Internal length: 14</text:p>
      <text:p text:style-name="P2"/>
      <text:p text:style-name="P2">All of the algorithms take O(n) time. This is because the shortest path algorithm traverses all <text:s/>nodes on each subtree until it finds a leaf, the internal node count <text:span text:style-name="T1">traverses all nodes on each subtree until it finds all leaf nodes, and the internal path length traverses all nodes unconditionally. These algorithms may not take any shorter time than this because it is not cutting down the region visited by each recursive call with these algorithms.</text:span></text:p>
      <text:p text:style-name="P2"><text:span text:style-name="T1"/></text:p>
      <text:p text:style-name="P2"><text:span text:style-name="T1">And here is my code for each of the operations. For the two algorithms that take a height parameter, height will initially be zero.</text:span></text:p>
      <text:p text:style-name="P2"/>
      <text:p text:style-name="P1">int BinaryTreeNodeFindShortestPath(BinaryTreeNode* this, int height)</text:p>
      <text:p text:style-name="P1">{</text:p>
      <text:p text:style-name="P1"><text:tab/>int l, r;</text:p>
      <text:p text:style-name="P1"><text:tab/>if(this == NULL || (this-&gt;left == NULL &amp;&amp; this-&gt;right == NULL))</text:p>
      <text:p text:style-name="P1"><text:tab/>{</text:p>
      <text:p text:style-name="P1"><text:tab/><text:tab/>return height;</text:p>
      <text:p text:style-name="P1"><text:tab/>}</text:p>
      <text:p text:style-name="P1"><text:tab/>l = BinaryTreeNodeFindShortestPath(this-&gt;left, height + 1);</text:p>
      <text:p text:style-name="P1"><text:tab/>r = BinaryTreeNodeFindShortestPath(this-&gt;right, height + 1);</text:p>
      <text:p text:style-name="P1"><text:tab/>if(l &lt; r)</text:p>
      <text:p text:style-name="P1"><text:tab/>{</text:p>
      <text:p text:style-name="P1"><text:tab/><text:tab/>return l;</text:p>
      <text:p text:style-name="P1"><text:tab/>}</text:p>
      <text:p text:style-name="P1"><text:tab/>else</text:p>
      <text:p text:style-name="P1"><text:tab/>{</text:p>
      <text:p text:style-name="P1"><text:tab/><text:tab/>return r;</text:p>
      <text:p text:style-name="P1"><text:tab/>}</text:p>
      <text:p text:style-name="P1">}</text:p>
      <text:p text:style-name="P1"></text:p>
      <text:p text:style-name="P1"></text:p>
      <text:p text:style-name="P1">int BinaryTreeNodeCountInternalNodes(BinaryTreeNode* this)</text:p>
      <text:p text:style-name="P1">{</text:p>
      <text:p text:style-name="P1"><text:tab/>if(this == NULL || (this-&gt;left == NULL &amp;&amp; this-&gt;right == NULL))</text:p>
      <text:p text:style-name="P1"><text:tab/>{</text:p>
      <text:p text:style-name="P1"><text:tab/><text:tab/>return 0;</text:p>
      <text:p text:style-name="P1"><text:tab/>}</text:p>
      <text:p text:style-name="P1"><text:tab/>else</text:p>
      <text:p text:style-name="P1"><text:tab/>{</text:p>
      <text:p text:style-name="P1"><text:tab/><text:tab/>return BinaryTreeNodeCountInternalNodes(this-&gt;left) + BinaryTreeNodeCountInternalNodes(this-&gt;right) + 1;</text:p>
      <text:p text:style-name="P1"><text:tab/>}</text:p>
      <text:p text:style-name="P1">}</text:p>
      <text:p text:style-name="P1"></text:p>
      <text:p text:style-name="P1">int BinaryTreeNodeCountInternalLength(BinaryTreeNode* this, int height)</text:p>
      <text:p text:style-name="P1">{</text:p>
      <text:p text:style-name="P1"><text:tab/>if(this == NULL)</text:p>
      <text:p text:style-name="P1"><text:tab/>{</text:p>
      <text:p text:style-name="P1"><text:tab/><text:tab/>return 0;</text:p>
      <text:p text:style-name="P1"><text:tab/>}</text:p>
      <text:p text:style-name="P1"><text:tab/>else</text:p>
      <text:p text:style-name="P1"><text:tab/>{</text:p>
      <text:p text:style-name="P1"><text:tab/><text:tab/>return BinaryTreeNodeCountInternalLength(this-&gt;left, height + 1) + BinaryTreeNodeCountInternalLength(this-&gt;right, height + 1) + height;</text:p>
      <text:p text:style-name="P1"><text:tab/>}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10 Pitch" svg:font-family="'Courier 10 Pitch'" style:font-pitch="fixed"/>
    <style:font-face style:name="FreeMono" svg:font-family="Free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 Crowell</meta:initial-creator>
    <meta:creation-date>2007-11-29T23:36:15</meta:creation-date>
    <dc:creator>Andrew Crowell</dc:creator>
    <dc:date>2007-11-30T00:14:04</dc:date>
    <dc:language>en-CA</dc:language>
    <meta:editing-cycles>19</meta:editing-cycles>
    <meta:editing-duration>PT37M50S</meta:editing-duration>
    <meta:user-defined meta:name="Info 1"/>
    <meta:user-defined meta:name="Info 2"/>
    <meta:user-defined meta:name="Info 3"/>
    <meta:user-defined meta:name="Info 4"/>
    <meta:document-statistic meta:table-count="0" meta:image-count="0" meta:object-count="0" meta:page-count="2" meta:paragraph-count="68" meta:word-count="250" meta:character-count="1858"/>
  </office:meta>
</office:document-meta>
</file>